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Klassenarbeit_20_Test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lassenarbeit Test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Testergebnisse der Klasse 8a – Mathemat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hüler/in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ara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ari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eta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beitsaufträge</text:p>
          </table:table-cell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office:value-type="string" calcext:value-type="string">
            <text:p>1) Berechne die Gesamtpunktzahl von Anna über alle Tests (SUMME)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) Berechne den Durchschnitt der Punkte von Ben (MITTELWERT)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) Bestimme die niedrigste Punktzahl im Test 1 (MIN)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) Bestimme die höchste Punktzahl im Test 3 (MAX)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) Wie viele Schüler/innen haben am Test 2 teilgenommen? (ANZAHL)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lassenarbeit_20_Tests" style:display-name="PageStyle_Klassenarbeit Tes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6-02-05T17:54:54</meta:creation-date>
    <dc:date>2026-02-05T17:54:54</dc:date>
    <meta:generator>LibreOffice/24.2.5.2$Windows_X86_64 LibreOffice_project/bffef4ea93e59bebbeaf7f431bb02b1a39ee8a59</meta:generator>
    <meta:document-statistic meta:table-count="1" meta:cell-count="39" meta:object-count="0"/>
    <meta:user-defined meta:name="AppVersion">3.1</meta:user-defined>
  </office:meta>
</office:document-meta>
</file>